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7.579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8.858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rclang</text:p>
          </table:table-cell>
          <table:table-cell table:style-name="ce1" office:value-type="string">
            <text:p>trglang</text:p>
          </table:table-cell>
          <table:table-cell table:style-name="ce1" office:value-type="string">
            <text:p>srcIndex</text:p>
          </table:table-cell>
          <table:table-cell table:style-name="ce1" office:value-type="string">
            <text:p>segmentId</text:p>
          </table:table-cell>
          <table:table-cell table:style-name="ce1" office:value-type="string">
            <text:p>judgeID</text:p>
          </table:table-cell>
          <table:table-cell table:style-name="ce1" office:value-type="string">
            <text:p>system1Id</text:p>
          </table:table-cell>
          <table:table-cell table:style-name="ce1" office:value-type="string">
            <text:p>system1rank</text:p>
          </table:table-cell>
          <table:table-cell table:style-name="ce1" office:value-type="string">
            <text:p>system2Id</text:p>
          </table:table-cell>
          <table:table-cell table:style-name="ce1" office:value-type="string">
            <text:p>system2rank</text:p>
          </table:table-cell>
          <table:table-cell table:style-name="ce1" office:value-type="string">
            <text:p>rankingID</text:p>
          </table:table-cell>
          <table:table-cell table:style-name="ce1" office:value-type="string">
            <text:p>diffranks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502">
            <text:p>15502</text:p>
          </table:table-cell>
          <table:table-cell table:formula="of:=[.I2]-[.G2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412">
            <text:p>16412</text:p>
          </table:table-cell>
          <table:table-cell table:formula="of:=[.I3]-[.G3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408">
            <text:p>16408</text:p>
          </table:table-cell>
          <table:table-cell table:formula="of:=[.I4]-[.G4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9604">
            <text:p>9604</text:p>
          </table:table-cell>
          <table:table-cell table:formula="of:=[.I5]-[.G5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557">
            <text:p>15557</text:p>
          </table:table-cell>
          <table:table-cell table:formula="of:=[.I6]-[.G6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6293">
            <text:p>16293</text:p>
          </table:table-cell>
          <table:table-cell table:formula="of:=[.I7]-[.G7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461">
            <text:p>16461</text:p>
          </table:table-cell>
          <table:table-cell table:formula="of:=[.I8]-[.G8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261">
            <text:p>15261</text:p>
          </table:table-cell>
          <table:table-cell table:formula="of:=[.I9]-[.G9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798">
            <text:p>15798</text:p>
          </table:table-cell>
          <table:table-cell table:formula="of:=[.I10]-[.G10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judge77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435">
            <text:p>4435</text:p>
          </table:table-cell>
          <table:table-cell table:formula="of:=[.I11]-[.G11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492">
            <text:p>4492</text:p>
          </table:table-cell>
          <table:table-cell table:formula="of:=[.I12]-[.G12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509">
            <text:p>15509</text:p>
          </table:table-cell>
          <table:table-cell table:formula="of:=[.I13]-[.G13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5">
            <text:p>3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605">
            <text:p>15605</text:p>
          </table:table-cell>
          <table:table-cell table:formula="of:=[.I14]-[.G1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922">
            <text:p>15922</text:p>
          </table:table-cell>
          <table:table-cell table:formula="of:=[.I15]-[.G15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465">
            <text:p>16465</text:p>
          </table:table-cell>
          <table:table-cell table:formula="of:=[.I16]-[.G16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923">
            <text:p>15923</text:p>
          </table:table-cell>
          <table:table-cell table:formula="of:=[.I17]-[.G17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466">
            <text:p>16466</text:p>
          </table:table-cell>
          <table:table-cell table:formula="of:=[.I18]-[.G18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6811">
            <text:p>6811</text:p>
          </table:table-cell>
          <table:table-cell table:formula="of:=[.I19]-[.G1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9">
            <text:p>3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966">
            <text:p>15966</text:p>
          </table:table-cell>
          <table:table-cell table:formula="of:=[.I20]-[.G20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6955">
            <text:p>6955</text:p>
          </table:table-cell>
          <table:table-cell table:formula="of:=[.I21]-[.G21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1">
            <text:p>4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330">
            <text:p>15330</text:p>
          </table:table-cell>
          <table:table-cell table:formula="of:=[.I22]-[.G2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632">
            <text:p>15632</text:p>
          </table:table-cell>
          <table:table-cell table:formula="of:=[.I23]-[.G2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3">
            <text:p>5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438">
            <text:p>15438</text:p>
          </table:table-cell>
          <table:table-cell table:formula="of:=[.I24]-[.G24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97">
            <text:p>1697</text:p>
          </table:table-cell>
          <table:table-cell table:formula="of:=[.I25]-[.G25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439">
            <text:p>15439</text:p>
          </table:table-cell>
          <table:table-cell table:formula="of:=[.I26]-[.G26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5">
            <text:p>5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4293">
            <text:p>4293</text:p>
          </table:table-cell>
          <table:table-cell table:formula="of:=[.I27]-[.G27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351">
            <text:p>16351</text:p>
          </table:table-cell>
          <table:table-cell table:formula="of:=[.I28]-[.G2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6">
            <text:p>66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6909">
            <text:p>6909</text:p>
          </table:table-cell>
          <table:table-cell table:formula="of:=[.I29]-[.G29]" office:value-type="float" office:value="1">
            <text:p>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6">
            <text:p>6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677">
            <text:p>15677</text:p>
          </table:table-cell>
          <table:table-cell table:formula="of:=[.I30]-[.G30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0">
            <text:p>70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250">
            <text:p>15250</text:p>
          </table:table-cell>
          <table:table-cell table:formula="of:=[.I31]-[.G31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425">
            <text:p>15425</text:p>
          </table:table-cell>
          <table:table-cell table:formula="of:=[.I32]-[.G32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5">
            <text:p>7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9601">
            <text:p>9601</text:p>
          </table:table-cell>
          <table:table-cell table:formula="of:=[.I33]-[.G33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5">
            <text:p>7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404">
            <text:p>16404</text:p>
          </table:table-cell>
          <table:table-cell table:formula="of:=[.I34]-[.G34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6">
            <text:p>76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283">
            <text:p>4283</text:p>
          </table:table-cell>
          <table:table-cell table:formula="of:=[.I35]-[.G35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6">
            <text:p>76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9400">
            <text:p>9400</text:p>
          </table:table-cell>
          <table:table-cell table:formula="of:=[.I36]-[.G36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6">
            <text:p>76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405">
            <text:p>16405</text:p>
          </table:table-cell>
          <table:table-cell table:formula="of:=[.I37]-[.G37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392">
            <text:p>16392</text:p>
          </table:table-cell>
          <table:table-cell table:formula="of:=[.I38]-[.G38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9">
            <text:p>7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6426">
            <text:p>16426</text:p>
          </table:table-cell>
          <table:table-cell table:formula="of:=[.I39]-[.G39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7">
            <text:p>8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323">
            <text:p>16323</text:p>
          </table:table-cell>
          <table:table-cell table:formula="of:=[.I40]-[.G40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0">
            <text:p>90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784">
            <text:p>1784</text:p>
          </table:table-cell>
          <table:table-cell table:formula="of:=[.I41]-[.G41]" office:value-type="float" office:value="1">
            <text:p>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0">
            <text:p>90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014">
            <text:p>16014</text:p>
          </table:table-cell>
          <table:table-cell table:formula="of:=[.I42]-[.G42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0">
            <text:p>90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325">
            <text:p>16325</text:p>
          </table:table-cell>
          <table:table-cell table:formula="of:=[.I43]-[.G43]" office:value-type="float" office:value="3">
            <text:p>3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6082">
            <text:p>16082</text:p>
          </table:table-cell>
          <table:table-cell table:formula="of:=[.I44]-[.G44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3">
            <text:p>9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227">
            <text:p>16227</text:p>
          </table:table-cell>
          <table:table-cell table:formula="of:=[.I45]-[.G4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6">
            <text:p>96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4409">
            <text:p>4409</text:p>
          </table:table-cell>
          <table:table-cell table:formula="of:=[.I46]-[.G46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6">
            <text:p>9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224">
            <text:p>16224</text:p>
          </table:table-cell>
          <table:table-cell table:formula="of:=[.I47]-[.G47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295">
            <text:p>15295</text:p>
          </table:table-cell>
          <table:table-cell table:formula="of:=[.I48]-[.G48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6">
            <text:p>10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849">
            <text:p>15849</text:p>
          </table:table-cell>
          <table:table-cell table:formula="of:=[.I49]-[.G49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7">
            <text:p>10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795">
            <text:p>15795</text:p>
          </table:table-cell>
          <table:table-cell table:formula="of:=[.I50]-[.G50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7">
            <text:p>10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850">
            <text:p>15850</text:p>
          </table:table-cell>
          <table:table-cell table:formula="of:=[.I51]-[.G51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353">
            <text:p>15353</text:p>
          </table:table-cell>
          <table:table-cell table:formula="of:=[.I52]-[.G52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3">
            <text:p>113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9456">
            <text:p>9456</text:p>
          </table:table-cell>
          <table:table-cell table:formula="of:=[.I53]-[.G53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7">
            <text:p>117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269">
            <text:p>4269</text:p>
          </table:table-cell>
          <table:table-cell table:formula="of:=[.I54]-[.G54]" office:value-type="float" office:value="1">
            <text:p>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7">
            <text:p>11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778">
            <text:p>15778</text:p>
          </table:table-cell>
          <table:table-cell table:formula="of:=[.I55]-[.G55]" office:value-type="float" office:value="2">
            <text:p>2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147">
            <text:p>16147</text:p>
          </table:table-cell>
          <table:table-cell table:formula="of:=[.I56]-[.G56]" office:value-type="float" office:value="0">
            <text:p>0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4">
            <text:p>12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148">
            <text:p>16148</text:p>
          </table:table-cell>
          <table:table-cell table:formula="of:=[.I57]-[.G57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6">
            <text:p>126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9524">
            <text:p>9524</text:p>
          </table:table-cell>
          <table:table-cell table:formula="of:=[.I58]-[.G58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419">
            <text:p>15419</text:p>
          </table:table-cell>
          <table:table-cell table:formula="of:=[.I59]-[.G5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621">
            <text:p>15621</text:p>
          </table:table-cell>
          <table:table-cell table:formula="of:=[.I60]-[.G60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6">
            <text:p>13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726">
            <text:p>1726</text:p>
          </table:table-cell>
          <table:table-cell table:formula="of:=[.I61]-[.G6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7">
            <text:p>13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550">
            <text:p>15550</text:p>
          </table:table-cell>
          <table:table-cell table:formula="of:=[.I62]-[.G62]" office:value-type="float" office:value="0">
            <text:p>0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42">
            <text:p>14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724">
            <text:p>15724</text:p>
          </table:table-cell>
          <table:table-cell table:formula="of:=[.I63]-[.G63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47">
            <text:p>14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916">
            <text:p>15916</text:p>
          </table:table-cell>
          <table:table-cell table:formula="of:=[.I64]-[.G64]" office:value-type="float" office:value="0">
            <text:p>0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718">
            <text:p>15718</text:p>
          </table:table-cell>
          <table:table-cell table:formula="of:=[.I65]-[.G6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52">
            <text:p>15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841">
            <text:p>15841</text:p>
          </table:table-cell>
          <table:table-cell table:formula="of:=[.I66]-[.G66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63">
            <text:p>16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610">
            <text:p>15610</text:p>
          </table:table-cell>
          <table:table-cell table:formula="of:=[.I67]-[.G67]" office:value-type="float" office:value="4">
            <text:p>4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68">
            <text:p>168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705">
            <text:p>15705</text:p>
          </table:table-cell>
          <table:table-cell table:formula="of:=[.I68]-[.G6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71">
            <text:p>17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285">
            <text:p>15285</text:p>
          </table:table-cell>
          <table:table-cell table:formula="of:=[.I69]-[.G69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71">
            <text:p>17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833">
            <text:p>15833</text:p>
          </table:table-cell>
          <table:table-cell table:formula="of:=[.I70]-[.G70]" office:value-type="float" office:value="-1">
            <text:p>-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771">
            <text:p>15771</text:p>
          </table:table-cell>
          <table:table-cell table:formula="of:=[.I71]-[.G7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75">
            <text:p>17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table:formula="of:=[.I72]-[.G72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75">
            <text:p>17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table:formula="of:=[.I73]-[.G73]" office:value-type="float" office:value="-1">
            <text:p>-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75">
            <text:p>17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060">
            <text:p>16060</text:p>
          </table:table-cell>
          <table:table-cell table:formula="of:=[.I74]-[.G74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77">
            <text:p>17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6385">
            <text:p>16385</text:p>
          </table:table-cell>
          <table:table-cell table:formula="of:=[.I75]-[.G75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81">
            <text:p>18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655">
            <text:p>15655</text:p>
          </table:table-cell>
          <table:table-cell table:formula="of:=[.I76]-[.G76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83">
            <text:p>18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459">
            <text:p>15459</text:p>
          </table:table-cell>
          <table:table-cell table:formula="of:=[.I77]-[.G77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88">
            <text:p>188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355">
            <text:p>15355</text:p>
          </table:table-cell>
          <table:table-cell table:formula="of:=[.I78]-[.G78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89">
            <text:p>18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691">
            <text:p>1691</text:p>
          </table:table-cell>
          <table:table-cell table:formula="of:=[.I79]-[.G79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89">
            <text:p>189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961">
            <text:p>1961</text:p>
          </table:table-cell>
          <table:table-cell table:formula="of:=[.I80]-[.G80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89">
            <text:p>18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356">
            <text:p>15356</text:p>
          </table:table-cell>
          <table:table-cell table:formula="of:=[.I81]-[.G81]" office:value-type="float" office:value="-2">
            <text:p>-2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89">
            <text:p>18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712">
            <text:p>15712</text:p>
          </table:table-cell>
          <table:table-cell table:formula="of:=[.I82]-[.G82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90">
            <text:p>190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743">
            <text:p>1743</text:p>
          </table:table-cell>
          <table:table-cell table:formula="of:=[.I83]-[.G83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90">
            <text:p>190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636">
            <text:p>15636</text:p>
          </table:table-cell>
          <table:table-cell table:formula="of:=[.I84]-[.G84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93">
            <text:p>193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6893">
            <text:p>6893</text:p>
          </table:table-cell>
          <table:table-cell table:formula="of:=[.I85]-[.G85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93">
            <text:p>19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9471">
            <text:p>9471</text:p>
          </table:table-cell>
          <table:table-cell table:formula="of:=[.I86]-[.G86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93">
            <text:p>19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637">
            <text:p>15637</text:p>
          </table:table-cell>
          <table:table-cell table:formula="of:=[.I87]-[.G87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93">
            <text:p>19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241">
            <text:p>16241</text:p>
          </table:table-cell>
          <table:table-cell table:formula="of:=[.I88]-[.G88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94">
            <text:p>19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6416">
            <text:p>16416</text:p>
          </table:table-cell>
          <table:table-cell table:formula="of:=[.I89]-[.G89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259">
            <text:p>15259</text:p>
          </table:table-cell>
          <table:table-cell table:formula="of:=[.I90]-[.G90]" office:value-type="float" office:value="1">
            <text:p>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1">
            <text:p>20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026">
            <text:p>16026</text:p>
          </table:table-cell>
          <table:table-cell table:formula="of:=[.I91]-[.G9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9532">
            <text:p>9532</text:p>
          </table:table-cell>
          <table:table-cell table:formula="of:=[.I92]-[.G92]" office:value-type="float" office:value="1">
            <text:p>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2">
            <text:p>20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027">
            <text:p>16027</text:p>
          </table:table-cell>
          <table:table-cell table:formula="of:=[.I93]-[.G93]" office:value-type="float" office:value="4">
            <text:p>4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7">
            <text:p>20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703">
            <text:p>15703</text:p>
          </table:table-cell>
          <table:table-cell table:formula="of:=[.I94]-[.G94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07">
            <text:p>207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918">
            <text:p>15918</text:p>
          </table:table-cell>
          <table:table-cell table:formula="of:=[.I95]-[.G95]" office:value-type="float" office:value="1">
            <text:p>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14">
            <text:p>21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124">
            <text:p>16124</text:p>
          </table:table-cell>
          <table:table-cell table:formula="of:=[.I96]-[.G96]" office:value-type="float" office:value="4">
            <text:p>4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15">
            <text:p>21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722">
            <text:p>15722</text:p>
          </table:table-cell>
          <table:table-cell table:formula="of:=[.I97]-[.G97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17">
            <text:p>217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430">
            <text:p>16430</text:p>
          </table:table-cell>
          <table:table-cell table:formula="of:=[.I98]-[.G98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18">
            <text:p>218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380">
            <text:p>15380</text:p>
          </table:table-cell>
          <table:table-cell table:formula="of:=[.I99]-[.G9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22">
            <text:p>222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7006">
            <text:p>7006</text:p>
          </table:table-cell>
          <table:table-cell table:formula="of:=[.I100]-[.G100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23">
            <text:p>223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9396">
            <text:p>9396</text:p>
          </table:table-cell>
          <table:table-cell table:formula="of:=[.I101]-[.G101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23">
            <text:p>22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6338">
            <text:p>16338</text:p>
          </table:table-cell>
          <table:table-cell table:formula="of:=[.I102]-[.G102]" office:value-type="float" office:value="1">
            <text:p>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24">
            <text:p>224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786">
            <text:p>15786</text:p>
          </table:table-cell>
          <table:table-cell table:formula="of:=[.I103]-[.G103]" office:value-type="float" office:value="2">
            <text:p>2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28">
            <text:p>228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6010">
            <text:p>16010</text:p>
          </table:table-cell>
          <table:table-cell table:formula="of:=[.I104]-[.G104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3">
            <text:p>233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257">
            <text:p>4257</text:p>
          </table:table-cell>
          <table:table-cell table:formula="of:=[.I105]-[.G105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3">
            <text:p>23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4497">
            <text:p>4497</text:p>
          </table:table-cell>
          <table:table-cell table:formula="of:=[.I106]-[.G106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7">
            <text:p>237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458">
            <text:p>4458</text:p>
          </table:table-cell>
          <table:table-cell table:formula="of:=[.I107]-[.G107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7">
            <text:p>23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406">
            <text:p>15406</text:p>
          </table:table-cell>
          <table:table-cell table:formula="of:=[.I108]-[.G108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37">
            <text:p>23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6370">
            <text:p>16370</text:p>
          </table:table-cell>
          <table:table-cell table:formula="of:=[.I109]-[.G109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1">
            <text:p>24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310">
            <text:p>15310</text:p>
          </table:table-cell>
          <table:table-cell table:formula="of:=[.I110]-[.G110]" office:value-type="float" office:value="2">
            <text:p>2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1">
            <text:p>24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6052">
            <text:p>16052</text:p>
          </table:table-cell>
          <table:table-cell table:formula="of:=[.I111]-[.G111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2">
            <text:p>24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892">
            <text:p>15892</text:p>
          </table:table-cell>
          <table:table-cell table:formula="of:=[.I112]-[.G112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7">
            <text:p>247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938">
            <text:p>1938</text:p>
          </table:table-cell>
          <table:table-cell table:formula="of:=[.I113]-[.G113]" office:value-type="float" office:value="3">
            <text:p>3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47">
            <text:p>247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6019">
            <text:p>16019</text:p>
          </table:table-cell>
          <table:table-cell table:formula="of:=[.I114]-[.G114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51">
            <text:p>25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937">
            <text:p>15937</text:p>
          </table:table-cell>
          <table:table-cell table:formula="of:=[.I115]-[.G11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52">
            <text:p>25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540">
            <text:p>15540</text:p>
          </table:table-cell>
          <table:table-cell table:formula="of:=[.I116]-[.G116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53">
            <text:p>253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808">
            <text:p>1808</text:p>
          </table:table-cell>
          <table:table-cell table:formula="of:=[.I117]-[.G117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57">
            <text:p>25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363">
            <text:p>16363</text:p>
          </table:table-cell>
          <table:table-cell table:formula="of:=[.I118]-[.G11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5">
            <text:p>26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794">
            <text:p>15794</text:p>
          </table:table-cell>
          <table:table-cell table:formula="of:=[.I119]-[.G119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69">
            <text:p>269</text:p>
          </table:table-cell>
          <table:table-cell office:value-type="string">
            <text:p>judge77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791">
            <text:p>1791</text:p>
          </table:table-cell>
          <table:table-cell table:formula="of:=[.I120]-[.G120]" office:value-type="float" office:value="0">
            <text:p>0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70">
            <text:p>270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098">
            <text:p>16098</text:p>
          </table:table-cell>
          <table:table-cell table:formula="of:=[.I121]-[.G121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71">
            <text:p>27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9444">
            <text:p>9444</text:p>
          </table:table-cell>
          <table:table-cell table:formula="of:=[.I122]-[.G122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73">
            <text:p>27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614">
            <text:p>15614</text:p>
          </table:table-cell>
          <table:table-cell table:formula="of:=[.I123]-[.G123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79">
            <text:p>279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9478">
            <text:p>9478</text:p>
          </table:table-cell>
          <table:table-cell table:formula="of:=[.I124]-[.G124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79">
            <text:p>27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618">
            <text:p>15618</text:p>
          </table:table-cell>
          <table:table-cell table:formula="of:=[.I125]-[.G125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81">
            <text:p>281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588">
            <text:p>15588</text:p>
          </table:table-cell>
          <table:table-cell table:formula="of:=[.I126]-[.G126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87">
            <text:p>287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601">
            <text:p>15601</text:p>
          </table:table-cell>
          <table:table-cell table:formula="of:=[.I127]-[.G127]" office:value-type="float" office:value="2">
            <text:p>2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1">
            <text:p>29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090">
            <text:p>16090</text:p>
          </table:table-cell>
          <table:table-cell table:formula="of:=[.I128]-[.G12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1">
            <text:p>29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6166">
            <text:p>16166</text:p>
          </table:table-cell>
          <table:table-cell table:formula="of:=[.I129]-[.G129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2">
            <text:p>29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346">
            <text:p>15346</text:p>
          </table:table-cell>
          <table:table-cell table:formula="of:=[.I130]-[.G130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5">
            <text:p>29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282">
            <text:p>15282</text:p>
          </table:table-cell>
          <table:table-cell table:formula="of:=[.I131]-[.G131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5">
            <text:p>29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866">
            <text:p>15866</text:p>
          </table:table-cell>
          <table:table-cell table:formula="of:=[.I132]-[.G132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8">
            <text:p>298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6747">
            <text:p>6747</text:p>
          </table:table-cell>
          <table:table-cell table:formula="of:=[.I133]-[.G133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9">
            <text:p>299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9557">
            <text:p>9557</text:p>
          </table:table-cell>
          <table:table-cell table:formula="of:=[.I134]-[.G134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9">
            <text:p>299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9641">
            <text:p>9641</text:p>
          </table:table-cell>
          <table:table-cell table:formula="of:=[.I135]-[.G135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299">
            <text:p>29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834">
            <text:p>15834</text:p>
          </table:table-cell>
          <table:table-cell table:formula="of:=[.I136]-[.G136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0">
            <text:p>310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366">
            <text:p>15366</text:p>
          </table:table-cell>
          <table:table-cell table:formula="of:=[.I137]-[.G137]" office:value-type="float" office:value="-2">
            <text:p>-2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1">
            <text:p>31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746">
            <text:p>15746</text:p>
          </table:table-cell>
          <table:table-cell table:formula="of:=[.I138]-[.G13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5">
            <text:p>31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757">
            <text:p>1757</text:p>
          </table:table-cell>
          <table:table-cell table:formula="of:=[.I139]-[.G139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5">
            <text:p>315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4270">
            <text:p>4270</text:p>
          </table:table-cell>
          <table:table-cell table:formula="of:=[.I140]-[.G140]" office:value-type="float" office:value="1">
            <text:p>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16">
            <text:p>31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004">
            <text:p>16004</text:p>
          </table:table-cell>
          <table:table-cell table:formula="of:=[.I141]-[.G14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22">
            <text:p>322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836">
            <text:p>1836</text:p>
          </table:table-cell>
          <table:table-cell table:formula="of:=[.I142]-[.G14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22">
            <text:p>32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182">
            <text:p>16182</text:p>
          </table:table-cell>
          <table:table-cell table:formula="of:=[.I143]-[.G14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23">
            <text:p>32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183">
            <text:p>16183</text:p>
          </table:table-cell>
          <table:table-cell table:formula="of:=[.I144]-[.G14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24">
            <text:p>32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6184">
            <text:p>16184</text:p>
          </table:table-cell>
          <table:table-cell table:formula="of:=[.I145]-[.G145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27">
            <text:p>32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929">
            <text:p>15929</text:p>
          </table:table-cell>
          <table:table-cell table:formula="of:=[.I146]-[.G14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1">
            <text:p>33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913">
            <text:p>15913</text:p>
          </table:table-cell>
          <table:table-cell table:formula="of:=[.I147]-[.G147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1">
            <text:p>33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6257">
            <text:p>16257</text:p>
          </table:table-cell>
          <table:table-cell table:formula="of:=[.I148]-[.G148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2">
            <text:p>33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914">
            <text:p>15914</text:p>
          </table:table-cell>
          <table:table-cell table:formula="of:=[.I149]-[.G149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2">
            <text:p>33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6212">
            <text:p>16212</text:p>
          </table:table-cell>
          <table:table-cell table:formula="of:=[.I150]-[.G150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2">
            <text:p>332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6258">
            <text:p>16258</text:p>
          </table:table-cell>
          <table:table-cell table:formula="of:=[.I151]-[.G151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39">
            <text:p>339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965">
            <text:p>15965</text:p>
          </table:table-cell>
          <table:table-cell table:formula="of:=[.I152]-[.G152]" office:value-type="float" office:value="3">
            <text:p>3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40">
            <text:p>340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6113">
            <text:p>16113</text:p>
          </table:table-cell>
          <table:table-cell table:formula="of:=[.I153]-[.G153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44">
            <text:p>34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900">
            <text:p>15900</text:p>
          </table:table-cell>
          <table:table-cell table:formula="of:=[.I154]-[.G154]" office:value-type="float" office:value="0">
            <text:p>0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44">
            <text:p>34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6115">
            <text:p>16115</text:p>
          </table:table-cell>
          <table:table-cell table:formula="of:=[.I155]-[.G155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47">
            <text:p>34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901">
            <text:p>15901</text:p>
          </table:table-cell>
          <table:table-cell table:formula="of:=[.I156]-[.G156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51">
            <text:p>35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6950">
            <text:p>6950</text:p>
          </table:table-cell>
          <table:table-cell table:formula="of:=[.I157]-[.G157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52">
            <text:p>352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857">
            <text:p>15857</text:p>
          </table:table-cell>
          <table:table-cell table:formula="of:=[.I158]-[.G158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54">
            <text:p>354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803">
            <text:p>15803</text:p>
          </table:table-cell>
          <table:table-cell table:formula="of:=[.I159]-[.G159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55">
            <text:p>35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6825">
            <text:p>6825</text:p>
          </table:table-cell>
          <table:table-cell table:formula="of:=[.I160]-[.G160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57">
            <text:p>35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6263">
            <text:p>16263</text:p>
          </table:table-cell>
          <table:table-cell table:formula="of:=[.I161]-[.G161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58">
            <text:p>358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527">
            <text:p>15527</text:p>
          </table:table-cell>
          <table:table-cell table:formula="of:=[.I162]-[.G162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63">
            <text:p>363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5954">
            <text:p>15954</text:p>
          </table:table-cell>
          <table:table-cell table:formula="of:=[.I163]-[.G163]" office:value-type="float" office:value="-1">
            <text:p>-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63">
            <text:p>36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084">
            <text:p>16084</text:p>
          </table:table-cell>
          <table:table-cell table:formula="of:=[.I164]-[.G164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65">
            <text:p>36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476">
            <text:p>4476</text:p>
          </table:table-cell>
          <table:table-cell table:formula="of:=[.I165]-[.G165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65">
            <text:p>36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282">
            <text:p>16282</text:p>
          </table:table-cell>
          <table:table-cell table:formula="of:=[.I166]-[.G166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72">
            <text:p>37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404">
            <text:p>15404</text:p>
          </table:table-cell>
          <table:table-cell table:formula="of:=[.I167]-[.G167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79">
            <text:p>37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formula="of:=[.I168]-[.G168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79">
            <text:p>379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table:formula="of:=[.I169]-[.G169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79">
            <text:p>379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4226">
            <text:p>4226</text:p>
          </table:table-cell>
          <table:table-cell table:formula="of:=[.I170]-[.G170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79">
            <text:p>37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290">
            <text:p>16290</text:p>
          </table:table-cell>
          <table:table-cell table:formula="of:=[.I171]-[.G171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81">
            <text:p>38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413">
            <text:p>16413</text:p>
          </table:table-cell>
          <table:table-cell table:formula="of:=[.I172]-[.G17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86">
            <text:p>38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327">
            <text:p>15327</text:p>
          </table:table-cell>
          <table:table-cell table:formula="of:=[.I173]-[.G173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88">
            <text:p>388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329">
            <text:p>15329</text:p>
          </table:table-cell>
          <table:table-cell table:formula="of:=[.I174]-[.G174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88">
            <text:p>388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6356">
            <text:p>16356</text:p>
          </table:table-cell>
          <table:table-cell table:formula="of:=[.I175]-[.G175]" office:value-type="float" office:value="-1">
            <text:p>-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93">
            <text:p>393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6071">
            <text:p>16071</text:p>
          </table:table-cell>
          <table:table-cell table:formula="of:=[.I176]-[.G17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95">
            <text:p>39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6856">
            <text:p>6856</text:p>
          </table:table-cell>
          <table:table-cell table:formula="of:=[.I177]-[.G177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396">
            <text:p>39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6171">
            <text:p>16171</text:p>
          </table:table-cell>
          <table:table-cell table:formula="of:=[.I178]-[.G17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01">
            <text:p>40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860">
            <text:p>1860</text:p>
          </table:table-cell>
          <table:table-cell table:formula="of:=[.I179]-[.G179]" office:value-type="float" office:value="1">
            <text:p>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01">
            <text:p>40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748">
            <text:p>15748</text:p>
          </table:table-cell>
          <table:table-cell table:formula="of:=[.I180]-[.G180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04">
            <text:p>404</text:p>
          </table:table-cell>
          <table:table-cell office:value-type="string">
            <text:p>judge77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9547">
            <text:p>9547</text:p>
          </table:table-cell>
          <table:table-cell table:formula="of:=[.I181]-[.G181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08">
            <text:p>408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576">
            <text:p>15576</text:p>
          </table:table-cell>
          <table:table-cell table:formula="of:=[.I182]-[.G182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12">
            <text:p>412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245">
            <text:p>4245</text:p>
          </table:table-cell>
          <table:table-cell table:formula="of:=[.I183]-[.G183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13">
            <text:p>413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653">
            <text:p>15653</text:p>
          </table:table-cell>
          <table:table-cell table:formula="of:=[.I184]-[.G184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13">
            <text:p>41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218">
            <text:p>16218</text:p>
          </table:table-cell>
          <table:table-cell table:formula="of:=[.I185]-[.G18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14">
            <text:p>41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6219">
            <text:p>16219</text:p>
          </table:table-cell>
          <table:table-cell table:formula="of:=[.I186]-[.G186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18">
            <text:p>418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465">
            <text:p>15465</text:p>
          </table:table-cell>
          <table:table-cell table:formula="of:=[.I187]-[.G187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20">
            <text:p>420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466">
            <text:p>15466</text:p>
          </table:table-cell>
          <table:table-cell table:formula="of:=[.I188]-[.G188]" office:value-type="float" office:value="-1">
            <text:p>-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24">
            <text:p>42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980">
            <text:p>15980</text:p>
          </table:table-cell>
          <table:table-cell table:formula="of:=[.I189]-[.G189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25">
            <text:p>42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518">
            <text:p>15518</text:p>
          </table:table-cell>
          <table:table-cell table:formula="of:=[.I190]-[.G190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25">
            <text:p>42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6285">
            <text:p>16285</text:p>
          </table:table-cell>
          <table:table-cell table:formula="of:=[.I191]-[.G191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27">
            <text:p>427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867">
            <text:p>15867</text:p>
          </table:table-cell>
          <table:table-cell table:formula="of:=[.I192]-[.G192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30">
            <text:p>430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882">
            <text:p>15882</text:p>
          </table:table-cell>
          <table:table-cell table:formula="of:=[.I193]-[.G19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34">
            <text:p>43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884">
            <text:p>15884</text:p>
          </table:table-cell>
          <table:table-cell table:formula="of:=[.I194]-[.G194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36">
            <text:p>43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246">
            <text:p>15246</text:p>
          </table:table-cell>
          <table:table-cell table:formula="of:=[.I195]-[.G195]" office:value-type="float" office:value="0">
            <text:p>0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36">
            <text:p>43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138">
            <text:p>16138</text:p>
          </table:table-cell>
          <table:table-cell table:formula="of:=[.I196]-[.G196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36">
            <text:p>43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6154">
            <text:p>16154</text:p>
          </table:table-cell>
          <table:table-cell table:formula="of:=[.I197]-[.G197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37">
            <text:p>43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247">
            <text:p>15247</text:p>
          </table:table-cell>
          <table:table-cell table:formula="of:=[.I198]-[.G198]" office:value-type="float" office:value="-3">
            <text:p>-3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37">
            <text:p>43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139">
            <text:p>16139</text:p>
          </table:table-cell>
          <table:table-cell table:formula="of:=[.I199]-[.G199]" office:value-type="float" office:value="-4">
            <text:p>-4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40">
            <text:p>440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5670">
            <text:p>15670</text:p>
          </table:table-cell>
          <table:table-cell table:formula="of:=[.I200]-[.G200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42">
            <text:p>44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943">
            <text:p>15943</text:p>
          </table:table-cell>
          <table:table-cell table:formula="of:=[.I201]-[.G201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46">
            <text:p>446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4218">
            <text:p>4218</text:p>
          </table:table-cell>
          <table:table-cell table:formula="of:=[.I202]-[.G202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46">
            <text:p>446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6813">
            <text:p>6813</text:p>
          </table:table-cell>
          <table:table-cell table:formula="of:=[.I203]-[.G203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47">
            <text:p>447</text:p>
          </table:table-cell>
          <table:table-cell office:value-type="string">
            <text:p>judge77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6883">
            <text:p>6883</text:p>
          </table:table-cell>
          <table:table-cell table:formula="of:=[.I204]-[.G204]" office:value-type="float" office:value="2">
            <text:p>2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0">
            <text:p>450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695">
            <text:p>15695</text:p>
          </table:table-cell>
          <table:table-cell table:formula="of:=[.I205]-[.G205]" office:value-type="float" office:value="-3">
            <text:p>-3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3">
            <text:p>45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997">
            <text:p>15997</text:p>
          </table:table-cell>
          <table:table-cell table:formula="of:=[.I206]-[.G206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4">
            <text:p>454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9486">
            <text:p>9486</text:p>
          </table:table-cell>
          <table:table-cell table:formula="of:=[.I207]-[.G207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4">
            <text:p>454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5646">
            <text:p>15646</text:p>
          </table:table-cell>
          <table:table-cell table:formula="of:=[.I208]-[.G208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5">
            <text:p>45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6900">
            <text:p>6900</text:p>
          </table:table-cell>
          <table:table-cell table:formula="of:=[.I209]-[.G20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5">
            <text:p>45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7038">
            <text:p>7038</text:p>
          </table:table-cell>
          <table:table-cell table:formula="of:=[.I210]-[.G210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5">
            <text:p>45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5496">
            <text:p>15496</text:p>
          </table:table-cell>
          <table:table-cell table:formula="of:=[.I211]-[.G211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55">
            <text:p>45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6314">
            <text:p>16314</text:p>
          </table:table-cell>
          <table:table-cell table:formula="of:=[.I212]-[.G212]" office:value-type="float" office:value="1">
            <text:p>1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61">
            <text:p>46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783">
            <text:p>15783</text:p>
          </table:table-cell>
          <table:table-cell table:formula="of:=[.I213]-[.G213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62">
            <text:p>46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389">
            <text:p>15389</text:p>
          </table:table-cell>
          <table:table-cell table:formula="of:=[.I214]-[.G21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75">
            <text:p>475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6780">
            <text:p>6780</text:p>
          </table:table-cell>
          <table:table-cell table:formula="of:=[.I215]-[.G215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495">
            <text:p>49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6760">
            <text:p>6760</text:p>
          </table:table-cell>
          <table:table-cell table:formula="of:=[.I216]-[.G216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03">
            <text:p>503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4478">
            <text:p>4478</text:p>
          </table:table-cell>
          <table:table-cell table:formula="of:=[.I217]-[.G217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11">
            <text:p>51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751">
            <text:p>1751</text:p>
          </table:table-cell>
          <table:table-cell table:formula="of:=[.I218]-[.G218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11">
            <text:p>51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940">
            <text:p>1940</text:p>
          </table:table-cell>
          <table:table-cell table:formula="of:=[.I219]-[.G219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25">
            <text:p>52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9405">
            <text:p>9405</text:p>
          </table:table-cell>
          <table:table-cell table:formula="of:=[.I220]-[.G220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45">
            <text:p>54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4319">
            <text:p>4319</text:p>
          </table:table-cell>
          <table:table-cell table:formula="of:=[.I221]-[.G221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55">
            <text:p>55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4335">
            <text:p>4335</text:p>
          </table:table-cell>
          <table:table-cell table:formula="of:=[.I222]-[.G222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57">
            <text:p>557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891">
            <text:p>1891</text:p>
          </table:table-cell>
          <table:table-cell table:formula="of:=[.I223]-[.G223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82">
            <text:p>582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6944">
            <text:p>6944</text:p>
          </table:table-cell>
          <table:table-cell table:formula="of:=[.I224]-[.G224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82">
            <text:p>58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7013">
            <text:p>7013</text:p>
          </table:table-cell>
          <table:table-cell table:formula="of:=[.I225]-[.G225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96">
            <text:p>59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9580">
            <text:p>9580</text:p>
          </table:table-cell>
          <table:table-cell table:formula="of:=[.I226]-[.G226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596">
            <text:p>59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9667">
            <text:p>9667</text:p>
          </table:table-cell>
          <table:table-cell table:formula="of:=[.I227]-[.G227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13">
            <text:p>613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6913">
            <text:p>6913</text:p>
          </table:table-cell>
          <table:table-cell table:formula="of:=[.I228]-[.G228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17">
            <text:p>617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4285">
            <text:p>4285</text:p>
          </table:table-cell>
          <table:table-cell table:formula="of:=[.I229]-[.G229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20">
            <text:p>620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6905">
            <text:p>6905</text:p>
          </table:table-cell>
          <table:table-cell table:formula="of:=[.I230]-[.G230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44">
            <text:p>644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table:formula="of:=[.I231]-[.G231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44">
            <text:p>644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table:formula="of:=[.I232]-[.G232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44">
            <text:p>64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 table:formula="of:=[.I233]-[.G233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69">
            <text:p>669</text:p>
          </table:table-cell>
          <table:table-cell office:value-type="string">
            <text:p>judge77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872">
            <text:p>1872</text:p>
          </table:table-cell>
          <table:table-cell table:formula="of:=[.I234]-[.G234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69">
            <text:p>66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959">
            <text:p>1959</text:p>
          </table:table-cell>
          <table:table-cell table:formula="of:=[.I235]-[.G23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689">
            <text:p>689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4414">
            <text:p>4414</text:p>
          </table:table-cell>
          <table:table-cell table:formula="of:=[.I236]-[.G236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02">
            <text:p>702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4247">
            <text:p>4247</text:p>
          </table:table-cell>
          <table:table-cell table:formula="of:=[.I237]-[.G237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02">
            <text:p>702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6936">
            <text:p>6936</text:p>
          </table:table-cell>
          <table:table-cell table:formula="of:=[.I238]-[.G23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19">
            <text:p>71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9519">
            <text:p>9519</text:p>
          </table:table-cell>
          <table:table-cell table:formula="of:=[.I239]-[.G239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19">
            <text:p>719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9639">
            <text:p>9639</text:p>
          </table:table-cell>
          <table:table-cell table:formula="of:=[.I240]-[.G240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20">
            <text:p>720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6934">
            <text:p>6934</text:p>
          </table:table-cell>
          <table:table-cell table:formula="of:=[.I241]-[.G241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20">
            <text:p>720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7012">
            <text:p>7012</text:p>
          </table:table-cell>
          <table:table-cell table:formula="of:=[.I242]-[.G242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34">
            <text:p>734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819">
            <text:p>1819</text:p>
          </table:table-cell>
          <table:table-cell table:formula="of:=[.I243]-[.G243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47">
            <text:p>747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9581">
            <text:p>9581</text:p>
          </table:table-cell>
          <table:table-cell table:formula="of:=[.I244]-[.G24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53">
            <text:p>753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935">
            <text:p>1935</text:p>
          </table:table-cell>
          <table:table-cell table:formula="of:=[.I245]-[.G245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53">
            <text:p>75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300">
            <text:p>4300</text:p>
          </table:table-cell>
          <table:table-cell table:formula="of:=[.I246]-[.G246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53">
            <text:p>753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6862">
            <text:p>6862</text:p>
          </table:table-cell>
          <table:table-cell table:formula="of:=[.I247]-[.G247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74">
            <text:p>774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4415">
            <text:p>4415</text:p>
          </table:table-cell>
          <table:table-cell table:formula="of:=[.I248]-[.G248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79">
            <text:p>77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9460">
            <text:p>9460</text:p>
          </table:table-cell>
          <table:table-cell table:formula="of:=[.I249]-[.G249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87">
            <text:p>78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9627">
            <text:p>9627</text:p>
          </table:table-cell>
          <table:table-cell table:formula="of:=[.I250]-[.G250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798">
            <text:p>798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4361">
            <text:p>4361</text:p>
          </table:table-cell>
          <table:table-cell table:formula="of:=[.I251]-[.G251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04">
            <text:p>804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4223">
            <text:p>4223</text:p>
          </table:table-cell>
          <table:table-cell table:formula="of:=[.I252]-[.G252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10">
            <text:p>810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4220">
            <text:p>4220</text:p>
          </table:table-cell>
          <table:table-cell table:formula="of:=[.I253]-[.G253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25">
            <text:p>825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9544">
            <text:p>9544</text:p>
          </table:table-cell>
          <table:table-cell table:formula="of:=[.I254]-[.G254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33">
            <text:p>833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6761">
            <text:p>6761</text:p>
          </table:table-cell>
          <table:table-cell table:formula="of:=[.I255]-[.G255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43">
            <text:p>843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847">
            <text:p>1847</text:p>
          </table:table-cell>
          <table:table-cell table:formula="of:=[.I256]-[.G256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53">
            <text:p>853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933">
            <text:p>1933</text:p>
          </table:table-cell>
          <table:table-cell table:formula="of:=[.I257]-[.G257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54">
            <text:p>854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705">
            <text:p>1705</text:p>
          </table:table-cell>
          <table:table-cell table:formula="of:=[.I258]-[.G258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86">
            <text:p>886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4311">
            <text:p>4311</text:p>
          </table:table-cell>
          <table:table-cell table:formula="of:=[.I259]-[.G259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87">
            <text:p>887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6804">
            <text:p>6804</text:p>
          </table:table-cell>
          <table:table-cell table:formula="of:=[.I260]-[.G260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887">
            <text:p>88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7032">
            <text:p>7032</text:p>
          </table:table-cell>
          <table:table-cell table:formula="of:=[.I261]-[.G261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12">
            <text:p>912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4431">
            <text:p>4431</text:p>
          </table:table-cell>
          <table:table-cell table:formula="of:=[.I262]-[.G262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14">
            <text:p>914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347">
            <text:p>4347</text:p>
          </table:table-cell>
          <table:table-cell table:formula="of:=[.I263]-[.G263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20">
            <text:p>920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6752">
            <text:p>6752</text:p>
          </table:table-cell>
          <table:table-cell table:formula="of:=[.I264]-[.G264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21">
            <text:p>92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9575">
            <text:p>9575</text:p>
          </table:table-cell>
          <table:table-cell table:formula="of:=[.I265]-[.G265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21">
            <text:p>92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9647">
            <text:p>9647</text:p>
          </table:table-cell>
          <table:table-cell table:formula="of:=[.I266]-[.G266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34">
            <text:p>934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9429">
            <text:p>9429</text:p>
          </table:table-cell>
          <table:table-cell table:formula="of:=[.I267]-[.G267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36">
            <text:p>936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683">
            <text:p>1683</text:p>
          </table:table-cell>
          <table:table-cell table:formula="of:=[.I268]-[.G268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39">
            <text:p>93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9442">
            <text:p>9442</text:p>
          </table:table-cell>
          <table:table-cell table:formula="of:=[.I269]-[.G269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48">
            <text:p>948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6814">
            <text:p>6814</text:p>
          </table:table-cell>
          <table:table-cell table:formula="of:=[.I270]-[.G270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51">
            <text:p>95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4354">
            <text:p>4354</text:p>
          </table:table-cell>
          <table:table-cell table:formula="of:=[.I271]-[.G271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64">
            <text:p>96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9424">
            <text:p>9424</text:p>
          </table:table-cell>
          <table:table-cell table:formula="of:=[.I272]-[.G27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64">
            <text:p>964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9655">
            <text:p>9655</text:p>
          </table:table-cell>
          <table:table-cell table:formula="of:=[.I273]-[.G273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69">
            <text:p>96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231">
            <text:p>4231</text:p>
          </table:table-cell>
          <table:table-cell table:formula="of:=[.I274]-[.G274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975">
            <text:p>97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305">
            <text:p>4305</text:p>
          </table:table-cell>
          <table:table-cell table:formula="of:=[.I275]-[.G275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11">
            <text:p>101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4312">
            <text:p>4312</text:p>
          </table:table-cell>
          <table:table-cell table:formula="of:=[.I276]-[.G276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24">
            <text:p>1024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6977">
            <text:p>6977</text:p>
          </table:table-cell>
          <table:table-cell table:formula="of:=[.I277]-[.G277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48">
            <text:p>1048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9619">
            <text:p>9619</text:p>
          </table:table-cell>
          <table:table-cell table:formula="of:=[.I278]-[.G278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78">
            <text:p>1078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6906">
            <text:p>6906</text:p>
          </table:table-cell>
          <table:table-cell table:formula="of:=[.I279]-[.G279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90">
            <text:p>1090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853">
            <text:p>1853</text:p>
          </table:table-cell>
          <table:table-cell table:formula="of:=[.I280]-[.G280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97">
            <text:p>109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6966">
            <text:p>6966</text:p>
          </table:table-cell>
          <table:table-cell table:formula="of:=[.I281]-[.G281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097">
            <text:p>1097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7023">
            <text:p>7023</text:p>
          </table:table-cell>
          <table:table-cell table:formula="of:=[.I282]-[.G282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09">
            <text:p>1109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4474">
            <text:p>4474</text:p>
          </table:table-cell>
          <table:table-cell table:formula="of:=[.I283]-[.G283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09">
            <text:p>1109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6982">
            <text:p>6982</text:p>
          </table:table-cell>
          <table:table-cell table:formula="of:=[.I284]-[.G284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13">
            <text:p>1113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1686">
            <text:p>1686</text:p>
          </table:table-cell>
          <table:table-cell table:formula="of:=[.I285]-[.G285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13">
            <text:p>1113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6898">
            <text:p>6898</text:p>
          </table:table-cell>
          <table:table-cell table:formula="of:=[.I286]-[.G286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22">
            <text:p>1122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858">
            <text:p>1858</text:p>
          </table:table-cell>
          <table:table-cell table:formula="of:=[.I287]-[.G287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25">
            <text:p>1125</text:p>
          </table:table-cell>
          <table:table-cell office:value-type="string">
            <text:p>judge77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9560">
            <text:p>9560</text:p>
          </table:table-cell>
          <table:table-cell table:formula="of:=[.I288]-[.G288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27">
            <text:p>1127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  <table:table-cell table:formula="of:=[.I289]-[.G289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29">
            <text:p>1129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7009">
            <text:p>7009</text:p>
          </table:table-cell>
          <table:table-cell table:formula="of:=[.I290]-[.G290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32">
            <text:p>1132</text:p>
          </table:table-cell>
          <table:table-cell office:value-type="string">
            <text:p>judge77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9550">
            <text:p>9550</text:p>
          </table:table-cell>
          <table:table-cell table:formula="of:=[.I291]-[.G291]" office:value-type="float" office:value="-2">
            <text:p>-2</text:p>
          </table:table-cell>
        </table:table-row>
        <table:table-row table:style-name="ro2">
          <table:table-cell table:number-columns-repeated="10"/>
          <table:table-cell table:formula="of:=SUM([.K2:.K291])" office:value-type="float" office:value="28">
            <text:p>28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61">
            <text:p>1161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4">
            <text:p>4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6875">
            <text:p>6875</text:p>
          </table:table-cell>
          <table:table-cell table:formula="of:=[.I294]-[.G294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69">
            <text:p>1169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4217">
            <text:p>4217</text:p>
          </table:table-cell>
          <table:table-cell table:formula="of:=[.I295]-[.G295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188">
            <text:p>1188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6749">
            <text:p>6749</text:p>
          </table:table-cell>
          <table:table-cell table:formula="of:=[.I296]-[.G296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02">
            <text:p>1202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256">
            <text:p>4256</text:p>
          </table:table-cell>
          <table:table-cell table:formula="of:=[.I297]-[.G297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02">
            <text:p>1202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4496">
            <text:p>4496</text:p>
          </table:table-cell>
          <table:table-cell table:formula="of:=[.I298]-[.G298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04">
            <text:p>1204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9514">
            <text:p>9514</text:p>
          </table:table-cell>
          <table:table-cell table:formula="of:=[.I299]-[.G299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19">
            <text:p>1219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1710">
            <text:p>1710</text:p>
          </table:table-cell>
          <table:table-cell table:formula="of:=[.I300]-[.G300]" office:value-type="float" office:value="-2">
            <text:p>-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38">
            <text:p>1238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table:formula="of:=[.I301]-[.G301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42">
            <text:p>1242</text:p>
          </table:table-cell>
          <table:table-cell office:value-type="string">
            <text:p>judge14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9433">
            <text:p>9433</text:p>
          </table:table-cell>
          <table:table-cell table:formula="of:=[.I302]-[.G302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45">
            <text:p>1245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9393">
            <text:p>9393</text:p>
          </table:table-cell>
          <table:table-cell table:formula="of:=[.I303]-[.G30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54">
            <text:p>1254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formula="of:=[.I304]-[.G304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54">
            <text:p>1254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table:formula="of:=[.I305]-[.G305]" office:value-type="float" office:value="4">
            <text:p>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68">
            <text:p>1268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6985">
            <text:p>6985</text:p>
          </table:table-cell>
          <table:table-cell table:formula="of:=[.I306]-[.G306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78">
            <text:p>1278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4">
            <text:p>4</text:p>
          </table:table-cell>
          <table:table-cell office:value-type="float" office:value="9469">
            <text:p>9469</text:p>
          </table:table-cell>
          <table:table-cell table:formula="of:=[.I307]-[.G307]" office:value-type="float" office:value="-1">
            <text:p>-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91">
            <text:p>1291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9536">
            <text:p>9536</text:p>
          </table:table-cell>
          <table:table-cell table:formula="of:=[.I308]-[.G308]" office:value-type="float" office:value="3">
            <text:p>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296">
            <text:p>1296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1">
            <text:p>1</text:p>
          </table:table-cell>
          <table:table-cell office:value-type="float" office:value="6784">
            <text:p>6784</text:p>
          </table:table-cell>
          <table:table-cell table:formula="of:=[.I309]-[.G309]" office:value-type="float" office:value="-4">
            <text:p>-4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09">
            <text:p>1309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2">
            <text:p>2</text:p>
          </table:table-cell>
          <table:table-cell office:value-type="string">
            <text:p>newstest2015.abumatran-uncons-combo.4121.en-fi.txt</text:p>
          </table:table-cell>
          <table:table-cell office:value-type="float" office:value="3">
            <text:p>3</text:p>
          </table:table-cell>
          <table:table-cell office:value-type="float" office:value="4387">
            <text:p>4387</text:p>
          </table:table-cell>
          <table:table-cell table:formula="of:=[.I310]-[.G310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10">
            <text:p>1310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1">
            <text:p>1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883">
            <text:p>1883</text:p>
          </table:table-cell>
          <table:table-cell table:formula="of:=[.I311]-[.G311]" office:value-type="float" office:value="1">
            <text:p>1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17">
            <text:p>131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6821">
            <text:p>6821</text:p>
          </table:table-cell>
          <table:table-cell table:formula="of:=[.I312]-[.G312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17">
            <text:p>1317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7034">
            <text:p>7034</text:p>
          </table:table-cell>
          <table:table-cell table:formula="of:=[.I313]-[.G313]" office:value-type="float" office:value="0">
            <text:p>0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48">
            <text:p>1348</text:p>
          </table:table-cell>
          <table:table-cell office:value-type="string">
            <text:p>judge13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856">
            <text:p>1856</text:p>
          </table:table-cell>
          <table:table-cell table:formula="of:=[.I314]-[.G314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59">
            <text:p>1359</text:p>
          </table:table-cell>
          <table:table-cell office:value-type="string">
            <text:p>judge77</text:p>
          </table:table-cell>
          <table:table-cell office:value-type="string">
            <text:p>newstest2015.UU-unconstrained.3946.en-fi.txt</text:p>
          </table:table-cell>
          <table:table-cell office:value-type="float" office:value="5">
            <text:p>5</text:p>
          </table:table-cell>
          <table:table-cell office:value-type="string">
            <text:p>newstest2015.abumatran-uncons-combo.4121.en-fi.txt</text:p>
          </table:table-cell>
          <table:table-cell office:value-type="float" office:value="2">
            <text:p>2</text:p>
          </table:table-cell>
          <table:table-cell office:value-type="float" office:value="1875">
            <text:p>1875</text:p>
          </table:table-cell>
          <table:table-cell table:formula="of:=[.I315]-[.G315]" office:value-type="float" office:value="-3">
            <text:p>-3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68">
            <text:p>1368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1867">
            <text:p>1867</text:p>
          </table:table-cell>
          <table:table-cell table:formula="of:=[.I316]-[.G316]" office:value-type="float" office:value="2">
            <text:p>2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fin</text:p>
          </table:table-cell>
          <table:table-cell table:number-columns-repeated="2" office:value-type="float" office:value="1368">
            <text:p>1368</text:p>
          </table:table-cell>
          <table:table-cell office:value-type="string">
            <text:p>judge15</text:p>
          </table:table-cell>
          <table:table-cell office:value-type="string">
            <text:p>newstest2015.UU-unconstrained.3946.en-fi.txt</text:p>
          </table:table-cell>
          <table:table-cell office:value-type="float" office:value="3">
            <text:p>3</text:p>
          </table:table-cell>
          <table:table-cell office:value-type="string">
            <text:p>newstest2015.abumatran-uncons-combo.4121.en-fi.txt</text:p>
          </table:table-cell>
          <table:table-cell office:value-type="float" office:value="5">
            <text:p>5</text:p>
          </table:table-cell>
          <table:table-cell office:value-type="float" office:value="4280">
            <text:p>4280</text:p>
          </table:table-cell>
          <table:table-cell table:formula="of:=[.I317]-[.G317]" office:value-type="float" office:value="2">
            <text:p>2</text:p>
          </table:table-cell>
        </table:table-row>
        <table:table-row table:style-name="ro3">
          <table:table-cell table:number-columns-repeated="10"/>
          <table:table-cell table:formula="of:=SUM([.K294:.K317])" office:value-type="float" office:value="5">
            <text:p>5</text:p>
          </table:table-cell>
        </table:table-row>
      </table:table>
      <table:named-expressions/>
      <table:database-ranges>
        <table:database-range table:name="__Anonymous_Sheet_DB__0" table:target-range-address="Sheet1.A2:Sheet1.K31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1T17:27:31</dc:date>
    <dc:creator>Antonio </dc:creator>
    <meta:generator>LibreOffice/4.0.2.2$Linux_X86_64 LibreOffice_project/400m0$Build-2</meta:generator>
    <meta:editing-duration>PT52S</meta:editing-duration>
    <meta:editing-cycles>2</meta:editing-cycles>
    <meta:document-statistic meta:table-count="1" meta:cell-count="3467" meta:object-count="0"/>
  </office:meta>
</office:document-meta>
</file>